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14pt" style:text-underline-style="solid" style:text-underline-width="auto" style:text-underline-color="font-color" fo:font-weight="bold" officeooo:rsid="00138e9f" officeooo:paragraph-rsid="00138e9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138e9f" style:font-name-asian="Bitstream Vera Sans Mono" style:font-weight-asian="bold" style:font-name-complex="Bitstream Vera Sans Mono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1a1773" style:font-name-asian="Bitstream Vera Sans Mono" style:font-weight-asian="bold" style:font-name-complex="Bitstream Vera Sans Mono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1baf0c" style:font-name-asian="Bitstream Vera Sans Mono" style:font-weight-asian="bold" style:font-name-complex="Bitstream Vera Sans Mono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138e9f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1a1773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1baf0c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5a9d6" officeooo:paragraph-rsid="0015a9d6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646c4" officeooo:paragraph-rsid="001646c4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78dfc" officeooo:paragraph-rsid="00178dfc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8d9aa" officeooo:paragraph-rsid="0018d9a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a1773" officeooo:paragraph-rsid="001a1773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b9382" officeooo:paragraph-rsid="001b9382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1b9382" officeooo:paragraph-rsid="001b9382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1a1773" officeooo:paragraph-rsid="001a1773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T1" style:family="text">
      <style:text-properties officeooo:rsid="00138e9f"/>
    </style:style>
    <style:style style:name="T2" style:family="text">
      <style:text-properties officeooo:rsid="0033e5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1773"/>
    </style:style>
    <style:style style:name="T6" style:family="text">
      <style:text-properties officeooo:rsid="001ba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 Primeiros passos com .NET + C# ***</text:p>
      <text:p text:style-name="P2">Bloco 0<text:span text:style-name="T2">1</text:span> – <text:span text:style-name="T1">O que é .NET</text:span></text:p>
      <text:p text:style-name="P2">Aula 01 – <text:span text:style-name="T1">Conhecendo o framework</text:span></text:p>
      <text:p text:style-name="P5">Professor: <text:span text:style-name="T1">Gabriel Faraday</text:span></text:p>
      <text:p text:style-name="P8">Objetivos da Aula:</text:p>
      <text:p text:style-name="P8">1. Passado, Presente e Futuro do .NET;</text:p>
      <text:p text:style-name="P8">2. O que é, Como e Onde usar .NET;</text:p>
      <text:p text:style-name="P8">3. Quem usa .NET.</text:p>
      <text:p text:style-name="P8"/>
      <text:p text:style-name="P8">Microsoft iniciou nos <text:span text:style-name="T3">anos 70</text:span> criando linguagens de programação: Basic.</text:p>
      <text:p text:style-name="P8"><text:tab/>Nos <text:span text:style-name="T3">anos 80</text:span>, surge o DOS, que foi utilizado como OS padrão para computadores IBM. Nos próximos anos a Microsoft atua fortemente na criação do OS Windows.</text:p>
      <text:p text:style-name="P8">No fim dos anos <text:span text:style-name="T3">90 (1997)</text:span>, a Microsoft tentou consolidar as ferramentas de desenvolvimento (IDEs e runtimes) com o <text:span text:style-name="T3">Visual Studio 97</text:span>:</text:p>
      <text:p text:style-name="P8">- Visual Basic 5</text:p>
      <text:p text:style-name="P8">- Visual FoxPro 5</text:p>
      <text:p text:style-name="P8">- C++ 5</text:p>
      <text:p text:style-name="P8">- J++</text:p>
      <text:p text:style-name="P8"><text:span text:style-name="T3"><text:tab/>1998</text:span> - Lançamento do Visual Studio 6: </text:p>
      <text:p text:style-name="P8">- Visual Basic 6</text:p>
      <text:p text:style-name="P8">- Visual FoxPro 6</text:p>
      <text:p text:style-name="P8">- C++ 6</text:p>
      <text:p text:style-name="P8">- J++ 6</text:p>
      <text:p text:style-name="P8"><text:span text:style-name="T3"><text:tab/>1999</text:span> – Scott Guthrie criou uma ferramenta web com Java, e a chamou de ASP+ (depois chamou ASP next e depois ASPX).</text:p>
      <text:p text:style-name="P8">Jason Zander ajudou na criação de um common runtime para VB e C++ (CLR).</text:p>
      <text:p text:style-name="P8">Java ia bem! Então a Sun Microsystems fez um acordo para a Microsoft não mexer mais com Java! Com isso, Anders Hejlsberg começou a trabalhar com C#.</text:p>
      <text:p text:style-name="P8"><text:span text:style-name="T3"><text:tab/>2000</text:span> – Microsoft lança o novo ambiente de desenvolvimento .NET 1.0 – inicialmente chamado de Next Generation Windows Services (NGWS).</text:p>
      <text:p text:style-name="P8"><text:span text:style-name="T3"><text:tab/>2001</text:span> – miguel de Icaza começa a trabalar no projeto Mono, uma reimplementação black box do .NET, open source e multiplataforma.</text:p>
      <text:p text:style-name="P9"><text:span text:style-name="T3"><text:tab/>2002</text:span> – Laçamento do <text:span text:style-name="T3">Visual Studio .NET</text:span> com C# 1.0. Conhecido como 22 linguagens, 1 plataforma:</text:p>
      <text:p text:style-name="P9">- C#.net</text:p>
      <text:p text:style-name="P9">- C++.net</text:p>
      <text:p text:style-name="P9">- VB.net</text:p>
      <text:p text:style-name="P9">- J#.net</text:p>
      <text:p text:style-name="P9">- Entre outros</text:p>
      <text:p text:style-name="P9"><text:span text:style-name="T3"><text:tab/>2003</text:span> – Lançamento do .NET 1.1 com o <text:span text:style-name="T3">Visual Studio 2003</text:span>. Trabalham em melhorias na CLR para lançar a <text:span text:style-name="T3">CLR 2</text:span>.</text:p>
      <text:p text:style-name="P9"><text:span text:style-name="T3"><text:tab/>2005</text:span> – Lançamento do .NET 2.0 com C# 2.0 no <text:span text:style-name="T3">Visual Studio 2005</text:span>. Microsoft começa a atingir seu abjetivo inicial, inclusive evoluindo na web.</text:p>
      <text:p text:style-name="P9"><text:soft-page-break/><text:span text:style-name="T3"><text:tab/>2007 – 2008</text:span> – Lançamento do .NET 3.5 como C# 3.0 no <text:span text:style-name="T3">Visual Studio 2008</text:span>, com Silverlight, WPF e WCF. Microsoft contrata um time de pessoas que tinham uma pegada open source e começam a atuar na criação de ASP.NET MVC. Começa a se falar em Windows Azure.</text:p>
      <text:p text:style-name="P9"><text:span text:style-name="T3"><text:tab/>2010</text:span> – Lançamento do .NET 4.0 com C# 4.0 no <text:span text:style-name="T3">Visual Studio 2010</text:span>, também com F#. Microsoft lança comercialmente Windows Azure. Anders Hejlsberg começa a trabalhar no Typescript.</text:p>
      <text:p text:style-name="P9"><text:span text:style-name="T3"><text:tab/>2011</text:span> – Miguel de Icaza inicia Xamarin, basicamente ele desenvolvia em C# aplicativos que rodam em Android e iOS.</text:p>
      <text:p text:style-name="P10"><text:span text:style-name="T3"><text:tab/>2012</text:span> – Lançamento do .NET 4.5 com C# no <text:span text:style-name="T3">Visual Studio 2012</text:span>. Lançamento do Typescript.</text:p>
      <text:p text:style-name="P10"><text:span text:style-name="T3"><text:tab/>2013</text:span> – Lançamento do .NET 4.5.1 no <text:span text:style-name="T3">Visual Studio 2013</text:span>. Início do Roslyn, um novo compilador para C# e VB.NET.</text:p>
      <text:p text:style-name="P10">Microsoft continua atuando mais na frente JS e aumenta também a incporporação de ferramentas open source ao ambiente. Já temos aqui o ASP.NET mais consolidado com MVC, Web API e SignalR, <text:span text:style-name="T3">mas tudo ainda é muito Windows</text:span>.</text:p>
      <text:p text:style-name="P10"><text:span text:style-name="T3"><text:tab/>2014</text:span> – Satya Nadella se torna CEO da Microsoft e direciona o foco da empresa para cloud. Criação do .NET Foundation para gestão de projetos open source.</text:p>
      <text:p text:style-name="P10">Windows Azure passa a se chamar Microsoft Azure. É introduzido o conceito do ASP.NET vNext, posteriormente chamado de ASP.NET Core.</text:p>
      <text:p text:style-name="P10"><text:span text:style-name="T3"><text:tab/>2015</text:span> – Lançamento do .NET 4.6 com C# 6.0 no <text:span text:style-name="T3">Visual Studio 2015</text:span>. Lançamento do <text:span text:style-name="T3">Visual Studio Code</text:span>.</text:p>
      <text:p text:style-name="P11"><text:span text:style-name="T3"><text:tab/>2016</text:span> – Microsoft adquire a Xamarin e adiciona o produto como parte de sua stack .NET e projetos open source. Lançamento do <text:span text:style-name="T3">Visual Studio for Mac</text:span>.</text:p>
      <text:p text:style-name="P11">Lançamento do .NET Core 1.0 <text:s/>- totalmente novo, open source e multiplataforma!</text:p>
      <text:p text:style-name="P11"><text:span text:style-name="T3"><text:tab/>2017</text:span> – Lançamento do .NET Framework 4.7 com C# 7.0 no <text:span text:style-name="T3">Visual Studio 2017</text:span>.</text:p>
      <text:p text:style-name="P11">Lançamento do .NET Core 2.0 com C# 7.0 no <text:span text:style-name="T3">Visual Studio 2017</text:span>, <text:span text:style-name="T3">Visual Studio Code ou Visual Studio for Mac 2017</text:span>.</text:p>
      <text:p text:style-name="P11"><text:span text:style-name="T3"><text:tab/>2019</text:span> – Lançamento do .NET Framework 4.8 com C# 7.3 no Visual Studio 2019. Lançamento do .NET Core 3.0 com C# 8.0 no <text:s/><text:span text:style-name="T3">Visual Studio 2019</text:span>, <text:span text:style-name="T3">Visual Studio Code ou Visual Studio for Mac 2019.</text:span></text:p>
      <text:p text:style-name="P12"><text:span text:style-name="T3"><text:tab/>2020</text:span> - .NET Framework está pronto na versão 4.8! E deixa de ser evoluído – junto com ele WCF e ASP.NET Webforms. <text:span text:style-name="T3">Previsto lançamento do .NET 5!!!</text:span></text:p>
      <text:p text:style-name="P3"/>
      <text:p text:style-name="P3">Bloco 0<text:span text:style-name="T2">1</text:span> – <text:span text:style-name="T1">O que é .NET</text:span></text:p>
      <text:p text:style-name="P3">Aula 0<text:span text:style-name="T5">2</text:span> – <text:span text:style-name="T5">O que é, Como e Onde usar .NET</text:span></text:p>
      <text:p text:style-name="P6">Professor: <text:span text:style-name="T1">Gabriel Faraday</text:span></text:p>
      <text:p text:style-name="P15">* O que é?</text:p>
      <text:p text:style-name="P12">Infraestrutura para desenvolvimento de software criado pela Microsoft. Uma aplicação .NET é desenvolvida para e roda em uma das seguintes <text:span text:style-name="T3">implementações</text:span> do .NET:</text:p>
      <text:p text:style-name="P12">- <text:span text:style-name="T3">.NET Core</text:span></text:p>
      <text:p text:style-name="P12">- <text:span text:style-name="T3">.NET Framework</text:span></text:p>
      <text:p text:style-name="P12">- <text:span text:style-name="T3">Mono</text:span></text:p>
      <text:p text:style-name="P12">- <text:span text:style-name="T3">Universal Windows Plataform (UWP)</text:span></text:p>
      <text:p text:style-name="P15"><text:soft-page-break/>* Como?</text:p>
      <text:p text:style-name="P12">Cada implementação inclui um ou mais .NET Runtimes (ambiente de execução):</text:p>
      <text:p text:style-name="P12">- <text:span text:style-name="T3">.NET Core:</text:span> CoreCLR e CoreRT</text:p>
      <text:p text:style-name="P12">- <text:span text:style-name="T3">.NET Framework:</text:span> CLR</text:p>
      <text:p text:style-name="P12">- <text:span text:style-name="T3">Mono:</text:span> Mono Runtime</text:p>
      <text:p text:style-name="P12">- <text:span text:style-name="T3">UWP:</text:span> .NET Native</text:p>
      <text:p text:style-name="P12">Atualmente <text:s/>a Microsoft desenvolve e suporta linguagens para .NET: C#, F# e VB</text:p>
      <text:p text:style-name="P14">* Onde?</text:p>
      <text:p text:style-name="P14"><text:span text:style-name="T4">- Desktop: WPF, Windows Forms, UWP;</text:span></text:p>
      <text:p text:style-name="P14"><text:span text:style-name="T4">- WEB: ASP .NET;</text:span></text:p>
      <text:p text:style-name="P14"><text:span text:style-name="T4">- CLOUD: Azure;</text:span></text:p>
      <text:p text:style-name="P14"><text:span text:style-name="T4">- MOBILE: Xamarin;</text:span></text:p>
      <text:p text:style-name="P14"><text:span text:style-name="T4">- GAMING: Unity;</text:span></text:p>
      <text:p text:style-name="P14"><text:span text:style-name="T4">- IoT: ARM32, ARM64;</text:span></text:p>
      <text:p text:style-name="P14"><text:span text:style-name="T4">- AI: ML.NET; .NET for, Apache Spark</text:span></text:p>
      <text:p text:style-name="P14"><text:span text:style-name="T4">- TOOLS: Visual Studio, Visual Studio for Mac, Visual Studio Code, Command Line.</text:span></text:p>
      <text:p text:style-name="P14"><text:span text:style-name="T4"/></text:p>
      <text:p text:style-name="P14">* Quem usa .NET</text:p>
      <text:p text:style-name="P13">Casa Bahia, Saraiva, Seguros Unimed, BR, Unimed Paulistana, Unimed Brasil, GOL, Azul, Itaú, Magalu, Walmart Argentina, Stackoverflow, Microsoft…</text:p>
      <text:p text:style-name="P13"/>
      <text:p text:style-name="P14">Links úteis</text:p>
      <text:p text:style-name="P13"/>
      <text:p text:style-name="P13">Download .NET:</text:p>
      <text:p text:style-name="P13"><text:a xlink:type="simple" xlink:href="https://dotnet.mocrosoft.com/download" text:style-name="Internet_20_link" text:visited-style-name="Visited_20_Internet_20_Link">https://dotnet.microsoft.com/download</text:a></text:p>
      <text:p text:style-name="P13"/>
      <text:p text:style-name="P13">Documentação do .NET:</text:p>
      <text:p text:style-name="P13"><text:a xlink:type="simple" xlink:href="https://docs.microsoft.com/en-us/dotnet/" text:style-name="Internet_20_link" text:visited-style-name="Visited_20_Internet_20_Link">https://docs.microsoft.com/en-us/dotnet/</text:a></text:p>
      <text:p text:style-name="P13"/>
      <text:p text:style-name="P13">.NET Foundation:</text:p>
      <text:p text:style-name="P13"><text:a xlink:type="simple" xlink:href="https://dotnetfoundation.org/" text:style-name="Internet_20_link" text:visited-style-name="Visited_20_Internet_20_Link">https://dotnetfoundation.org/</text:a></text:p>
      <text:p text:style-name="P13"/>
      <text:p text:style-name="P13">Visual Studio:</text:p>
      <text:p text:style-name="P13"><text:a xlink:type="simple" xlink:href="https://visualstudio.microsoft.com/pt-br/vs/" text:style-name="Internet_20_link" text:visited-style-name="Visited_20_Internet_20_Link">https://visualstudio.microsoft.com/pt-br/vs/</text:a></text:p>
      <text:p text:style-name="P13"/>
      <text:p text:style-name="P13">Visual Studio for Mac:</text:p>
      <text:p text:style-name="P13"><text:a xlink:type="simple" xlink:href="https://visualstudio.microsoft.com/pt-br/vs/mac" text:style-name="Internet_20_link" text:visited-style-name="Visited_20_Internet_20_Link">https://visualstudio.microsoft.com/pt-br/vs/mac</text:a></text:p>
      <text:p text:style-name="P13"/>
      <text:p text:style-name="P13">Visual studio Code:</text:p>
      <text:p text:style-name="P13"><text:a xlink:type="simple" xlink:href="https://code.visualstudio.com/" text:style-name="Internet_20_link" text:visited-style-name="Visited_20_Internet_20_Link">https://code.visualstudio.com/</text:a></text:p>
      <text:p text:style-name="P13"/>
      <text:p text:style-name="P13">Microsoft Azure:</text:p>
      <text:p text:style-name="P13"><text:a xlink:type="simple" xlink:href="https://azure.microsoft/com/pt-br/" text:style-name="Internet_20_link" text:visited-style-name="Visited_20_Internet_20_Link">https://azure.microsoft/com/pt-br/</text:a></text:p>
      <text:p text:style-name="P13"/>
      <text:p text:style-name="P13">Mono Project:</text:p>
      <text:p text:style-name="P13"><text:a xlink:type="simple" xlink:href="https://www.mono-project.com/" text:style-name="Internet_20_link" text:visited-style-name="Visited_20_Internet_20_Link">https://www.mono-project.com</text:a></text:p>
      <text:p text:style-name="P13"/>
      <text:p text:style-name="P13">Xamarin:</text:p>
      <text:p text:style-name="P13"><text:soft-page-break/><text:a xlink:type="simple" xlink:href="https://dotnet.microsoft.com/apps/xamarin" text:style-name="Internet_20_link" text:visited-style-name="Visited_20_Internet_20_Link">https://dotnet.microsoft.com/apps/xamarin</text:a></text:p>
      <text:p text:style-name="P13"/>
      <text:p text:style-name="P4">Bloco 0<text:span text:style-name="T6">2</text:span> – <text:span text:style-name="T6">Iniciando com.NET</text:span></text:p>
      <text:p text:style-name="P4">Aula 0<text:span text:style-name="T6">1</text:span> – <text:span text:style-name="T6">Preparando o ambiente</text:span></text:p>
      <text:p text:style-name="P7">Professor: <text:span text:style-name="T1">Gabriel Farad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3:41:11.819975866</meta:creation-date>
    <dc:date>2021-02-16T01:25:35.617731144</dc:date>
    <meta:editing-duration>PT20M4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97" meta:word-count="876" meta:character-count="5327" meta:non-whitespace-character-count="4500"/>
  </office:meta>
</office:document-meta>
</file>